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8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161.03mm"/>
    </style:style>
    <style:style style:name="co6" style:family="table-column">
      <style:table-column-properties fo:break-before="auto" style:column-width="80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able-cell-properties fo:wrap-option="wrap" style:vertical-align="bottom"/>
    </style:style>
    <style:style style:name="ce5" style:family="table-cell" style:parent-style-name="Default" style:data-style-name="N100">
      <style:table-cell-properties fo:wrap-option="wrap" style:vertical-align="bottom"/>
      <style:text-properties fo:font-weight="normal" style:font-weight-asian="normal" style:font-weight-complex="normal"/>
    </style:style>
    <style:style style:name="ce8" style:family="table-cell" style:parent-style-name="Default" style:data-style-name="N41"/>
    <style:style style:name="ce9" style:family="table-cell" style:parent-style-name="Default" style:data-style-name="N44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column table:style-name="co2" table:number-columns-repeated="3" table:default-cell-style-name="ce8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Requerimiento</text:p>
          </table:table-cell>
          <table:table-cell table:style-name="Default" office:value-type="string" calcext:value-type="string">
            <text:p>Detalle</text:p>
          </table:table-cell>
          <table:table-cell table:style-name="Default" office:value-type="string" calcext:value-type="string">
            <text:p>Hinicio</text:p>
          </table:table-cell>
          <table:table-cell table:style-name="Default" office:value-type="string" calcext:value-type="string">
            <text:p>Hfin</text:p>
          </table:table-cell>
          <table:table-cell table:style-name="Default" office:value-type="string" calcext:value-type="string">
            <text:p>Diferencia</text:p>
          </table:table-cell>
          <table:table-cell table:style-name="ce9" table:formula="of:=SUM([.F2:.F33])" office:value-type="time" office:time-value="PT109H18M00S" calcext:value-type="time">
            <text:p>109:18:00</text:p>
          </table:table-cell>
          <table:table-cell table:number-columns-repeated="2"/>
        </table:table-row>
        <table:table-row table:style-name="ro1">
          <table:table-cell office:value-type="date" office:date-value="2017-02-21" calcext:value-type="date">
            <text:p>21/02/17</text:p>
          </table:table-cell>
          <table:table-cell/>
          <table:table-cell office:value-type="string" calcext:value-type="string">
            <text:p>Configuración y Puesta en marcha del proyecto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formula="of:=[.E2]-[.D2]" office:value-type="time" office:time-value="PT02H00M00S" calcext:value-type="time">
            <text:p>02:00:00</text:p>
          </table:table-cell>
          <table:table-cell table:number-columns-repeated="3"/>
        </table:table-row>
        <table:table-row table:style-name="ro2">
          <table:table-cell office:value-type="date" office:date-value="2017-02-22" calcext:value-type="date">
            <text:p>22/02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21M00S" calcext:value-type="time">
            <text:p>18:21:00</text:p>
          </table:table-cell>
          <table:table-cell table:formula="of:=[.E3]-[.D3]" office:value-type="time" office:time-value="PT02H21M00S" calcext:value-type="time">
            <text:p>02:21:00</text:p>
          </table:table-cell>
          <table:table-cell table:number-columns-repeated="3"/>
        </table:table-row>
        <table:table-row table:style-name="ro3">
          <table:table-cell office:value-type="date" office:date-value="2017-02-24" calcext:value-type="date">
            <text:p>24/02/17</text:p>
          </table:table-cell>
          <table:table-cell/>
          <table:table-cell office:value-type="string" calcext:value-type="string">
            <text:p>Hacer que el Menu Principal se mantenga Extendido, Los eventos siguen funcionando, pero si el usuario quiere ir dejando abierto los menues lo puede hacer. 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table:formula="of:=[.E4]-[.D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2">
          <table:table-cell office:value-type="date" office:date-value="2017-03-01" calcext:value-type="date">
            <text:p>01/03/17</text:p>
          </table:table-cell>
          <table:table-cell/>
          <table:table-cell office:value-type="string" calcext:value-type="string">
            <text:p>Generar Diagrama EERR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1H00M00S" calcext:value-type="time">
            <text:p>21:00:00</text:p>
          </table:table-cell>
          <table:table-cell table:formula="of:=[.E5]-[.D5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4">
          <table:table-cell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Generar solo los sobres de cada persona ( Quito lo que se genera de mas ). Modifico la plantilla del sobre para que tenga bordes redondeados. (Aun no termino, me falta lo de los bordes redondeados.)</text:p>
          </table:table-cell>
          <table:table-cell office:value-type="time" office:time-value="PT16H22M00S" calcext:value-type="time">
            <text:p>16:22:00</text:p>
          </table:table-cell>
          <table:table-cell office:value-type="time" office:time-value="PT17H12M00S" calcext:value-type="time">
            <text:p>17:12:00</text:p>
          </table:table-cell>
          <table:table-cell table:formula="of:=[.E6]-[.D6]" office:value-type="time" office:time-value="PT00H50M00S" calcext:value-type="time">
            <text:p>00:50:00</text:p>
          </table:table-cell>
          <table:table-cell/>
          <table:table-cell office:value-type="string" calcext:value-type="string">
            <text:p>lotes.php</text:p>
          </table:table-cell>
          <table:table-cell office:value-type="string" calcext:value-type="string">
            <text:p>Sin terminar</text:p>
          </table:table-cell>
        </table:table-row>
        <table:table-row table:style-name="ro3"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2H51M00S" calcext:value-type="time">
            <text:p>12:51:00</text:p>
          </table:table-cell>
          <table:table-cell office:value-type="time" office:time-value="PT16H00M00S" calcext:value-type="time">
            <text:p>16:00:00</text:p>
          </table:table-cell>
          <table:table-cell table:formula="of:=[.E7]-[.D7]" office:value-type="time" office:time-value="PT03H09M00S" calcext:value-type="time">
            <text:p>03:09:00</text:p>
          </table:table-cell>
          <table:table-cell/>
          <table:table-cell table:style-name="ce4" office:value-type="string" calcext:value-type="string">
            <text:p>lot_personasXLote.php;personasXLote.js</text:p>
          </table:table-cell>
          <table:table-cell/>
        </table:table-row>
        <table:table-row table:style-name="ro3">
          <table:table-cell office:value-type="date" office:date-value="2017-03-05" calcext:value-type="date">
            <text:p>05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4H00M00S" calcext:value-type="time">
            <text:p>00:00:00</text:p>
          </table:table-cell>
          <table:table-cell table:formula="of:=[.E8]-[.D8]" office:value-type="time" office:time-value="PT05H00M00S" calcext:value-type="time">
            <text:p>05:00:00</text:p>
          </table:table-cell>
          <table:table-cell table:number-columns-repeated="3"/>
        </table:table-row>
        <table:table-row table:style-name="ro2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1H00M00S" calcext:value-type="time">
            <text:p>11:00:00</text:p>
          </table:table-cell>
          <table:table-cell table:formula="of:=[.E9]-[.D9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Notificaciones)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6M00S" calcext:value-type="time">
            <text:p>12:06:00</text:p>
          </table:table-cell>
          <table:table-cell table:formula="of:=[.E10]-[.D10]" office:value-type="time" office:time-value="PT01H06M00S" calcext:value-type="time">
            <text:p>01:06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Cambiar Forma de Declaracion Jurada)</text:p>
          </table:table-cell>
          <table:table-cell office:value-type="time" office:time-value="PT12H06M00S" calcext:value-type="time">
            <text:p>12:06:00</text:p>
          </table:table-cell>
          <table:table-cell office:value-type="time" office:time-value="PT14H50M00S" calcext:value-type="time">
            <text:p>14:50:00</text:p>
          </table:table-cell>
          <table:table-cell table:formula="of:=[.E11]-[.D11]" office:value-type="time" office:time-value="PT02H44M00S" calcext:value-type="time">
            <text:p>02:44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Intimacion)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table:formula="of:=[.E12]-[.D12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aspecto visual de la aplicación, de manera que no tener que utilizar la barra de scroll de manera intensiva (Coloco Ir Arriba en todas las paginas)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13]-[.D13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2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Modificar para que cada página con el botón “Volver” vuelva a la página desde la que se llamó.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formula="of:=[.E14]-[.D1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orden de ingreso de los datos de la declaración jurada, ya que la plantilla fue modificada. (Se resolvio <text:s/>en Fila 11)</text:p>
          </table:table-cell>
          <table:table-cell table:style-name="Default" table:number-columns-repeated="2"/>
          <table:table-cell table:formula="of:=[.E15]-[.D1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3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Ver Informacion)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30M00S" calcext:value-type="time">
            <text:p>20:30:00</text:p>
          </table:table-cell>
          <table:table-cell table:formula="of:=[.E16]-[.D16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2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Interfaces, Formularios de busque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5H00M00S" calcext:value-type="time">
            <text:p>15:00:00</text:p>
          </table:table-cell>
          <table:table-cell table:formula="of:=[.E17]-[.D17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2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Selección para juicios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30M00S" calcext:value-type="time">
            <text:p>16:30:00</text:p>
          </table:table-cell>
          <table:table-cell table:formula="of:=[.E18]-[.D18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2">
          <table:table-cell office:value-type="date" office:date-value="2017-03-08" calcext:value-type="date">
            <text:p>08/03/17</text:p>
          </table:table-cell>
          <table:table-cell/>
          <table:table-cell table:style-name="ce5" office:value-type="string" calcext:value-type="string">
            <text:p>Selección para juici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6M00S" calcext:value-type="time">
            <text:p>18:36:00</text:p>
          </table:table-cell>
          <table:table-cell table:formula="of:=[.E19]-[.D19]" office:value-type="time" office:time-value="PT09H36M00S" calcext:value-type="time">
            <text:p>09:36:00</text:p>
          </table:table-cell>
          <table:table-cell table:number-columns-repeated="3"/>
        </table:table-row>
        <table:table-row table:style-name="ro2">
          <table:table-cell office:value-type="date" office:date-value="2017-03-10" calcext:value-type="date">
            <text:p>10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7H20M00S" calcext:value-type="time">
            <text:p>17:20:00</text:p>
          </table:table-cell>
          <table:table-cell table:formula="of:=[.E20]-[.D20]" office:value-type="time" office:time-value="PT08H20M00S" calcext:value-type="time">
            <text:p>08:20:00</text:p>
          </table:table-cell>
          <table:table-cell table:number-columns-repeated="3"/>
        </table:table-row>
        <table:table-row table:style-name="ro2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47M00S" calcext:value-type="time">
            <text:p>16:47:00</text:p>
          </table:table-cell>
          <table:table-cell table:formula="of:=[.E21]-[.D21]" office:value-type="time" office:time-value="PT07H47M00S" calcext:value-type="time">
            <text:p>07:47:00</text:p>
          </table:table-cell>
          <table:table-cell table:number-columns-repeated="3"/>
        </table:table-row>
        <table:table-row table:style-name="ro2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emitir listados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22]-[.D22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2">
          <table:table-cell office:value-type="date" office:date-value="2017-03-14" calcext:value-type="date">
            <text:p>14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42M00S" calcext:value-type="time">
            <text:p>16:42:00</text:p>
          </table:table-cell>
          <table:table-cell table:formula="of:=[.E23]-[.D23]" office:value-type="time" office:time-value="PT07H42M00S" calcext:value-type="time">
            <text:p>07:42:00</text:p>
          </table:table-cell>
          <table:table-cell table:number-columns-repeated="3"/>
        </table:table-row>
        <table:table-row table:style-name="ro2">
          <table:table-cell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0M00S" calcext:value-type="time">
            <text:p>18:30:00</text:p>
          </table:table-cell>
          <table:table-cell table:formula="of:=[.E24]-[.D24]" office:value-type="time" office:time-value="PT09H30M00S" calcext:value-type="time">
            <text:p>09:30:00</text:p>
          </table:table-cell>
          <table:table-cell table:number-columns-repeated="3"/>
        </table:table-row>
        <table:table-row table:style-name="ro2">
          <table:table-cell office:value-type="date" office:date-value="2017-03-16" calcext:value-type="date">
            <text:p>16/03/17</text:p>
          </table:table-cell>
          <table:table-cell/>
          <table:table-cell office:value-type="string" calcext:value-type="string">
            <text:p>ficha person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10M00S" calcext:value-type="time">
            <text:p>16:10:00</text:p>
          </table:table-cell>
          <table:table-cell table:formula="of:=[.E25]-[.D25]" office:value-type="time" office:time-value="PT07H10M00S" calcext:value-type="time">
            <text:p>07:10:00</text:p>
          </table:table-cell>
          <table:table-cell table:number-columns-repeated="3"/>
        </table:table-row>
        <table:table-row table:style-name="ro2">
          <table:table-cell office:value-type="date" office:date-value="2017-03-16" calcext:value-type="date">
            <text:p>16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21H45M00S" calcext:value-type="time">
            <text:p>21:45:00</text:p>
          </table:table-cell>
          <table:table-cell table:style-name="ce9" office:value-type="time" office:time-value="PT24H39M00S" calcext:value-type="time">
            <text:p>24:39:00</text:p>
          </table:table-cell>
          <table:table-cell table:formula="of:=[.E26]-[.D26]" office:value-type="time" office:time-value="PT02H54M00S" calcext:value-type="time">
            <text:p>02:54:00</text:p>
          </table:table-cell>
          <table:table-cell table:number-columns-repeated="3"/>
        </table:table-row>
        <table:table-row table:style-name="ro5">
          <table:table-cell office:value-type="date" office:date-value="2017-03-17" calcext:value-type="date">
            <text:p>17/03/17</text:p>
          </table:table-cell>
          <table:table-cell/>
          <table:table-cell table:style-name="Default" office:value-type="string" calcext:value-type="string">
            <text:p>generar listad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1M00S" calcext:value-type="time">
            <text:p>18:31:00</text:p>
          </table:table-cell>
          <table:table-cell table:formula="of:=[.E27]-[.D27]" office:value-type="time" office:time-value="PT09H31M00S" calcext:value-type="time">
            <text:p>09:31:00</text:p>
          </table:table-cell>
          <table:table-cell table:number-columns-repeated="3"/>
        </table:table-row>
        <table:table-row table:style-name="ro1">
          <table:table-cell office:value-type="date" office:date-value="2017-03-20" calcext:value-type="date">
            <text:p>20/03/17</text:p>
          </table:table-cell>
          <table:table-cell/>
          <table:table-cell table:style-name="Default" office:value-type="string" calcext:value-type="string">
            <text:p>generar listado excel</text:p>
          </table:table-cell>
          <table:table-cell office:value-type="time" office:time-value="PT22H00M00S" calcext:value-type="time">
            <text:p>22:00:00</text:p>
          </table:table-cell>
          <table:table-cell office:value-type="time" office:time-value="PT23H38M00S" calcext:value-type="time">
            <text:p>23:38:00</text:p>
          </table:table-cell>
          <table:table-cell table:formula="of:=[.E28]-[.D28]" office:value-type="time" office:time-value="PT01H38M00S" calcext:value-type="time">
            <text:p>01:38:00</text:p>
          </table:table-cell>
          <table:table-cell table:number-columns-repeated="3"/>
        </table:table-row>
        <table:table-row table:style-name="ro1">
          <table:table-cell office:value-type="date" office:date-value="2017-03-23" calcext:value-type="date">
            <text:p>23/03/17</text:p>
          </table:table-cell>
          <table:table-cell/>
          <table:table-cell table:style-name="Default" office:value-type="string" calcext:value-type="string">
            <text:p>Hacer que el DataPiker funcione en Chrome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2H00M00S" calcext:value-type="time">
            <text:p>12:00:00</text:p>
          </table:table-cell>
          <table:table-cell table:formula="of:=[.E29]-[.D29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1">
          <table:table-cell office:value-type="date" office:date-value="2017-03-23" calcext:value-type="date">
            <text:p>23/03/17</text:p>
          </table:table-cell>
          <table:table-cell/>
          <table:table-cell table:style-name="Default" office:value-type="string" calcext:value-type="string">
            <text:p>Ida a Eureka, puesta en Server y Agregar los que solicito Claudia</text:p>
          </table:table-cell>
          <table:table-cell office:value-type="time" office:time-value="PT16H30M00S" calcext:value-type="time">
            <text:p>16:30:00</text:p>
          </table:table-cell>
          <table:table-cell office:value-type="time" office:time-value="PT19H00M00S" calcext:value-type="time">
            <text:p>19:00:00</text:p>
          </table:table-cell>
          <table:table-cell table:formula="of:=[.E30]-[.D30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5">
          <table:table-cell office:value-type="date" office:date-value="2017-03-27" calcext:value-type="date">
            <text:p>27/03/17</text:p>
          </table:table-cell>
          <table:table-cell/>
          <table:table-cell table:style-name="Default" office:value-type="string" calcext:value-type="string">
            <text:p>Generar Cedula de notificacion de Audiencia de Seleccion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9H00M00S" calcext:value-type="time">
            <text:p>19:00:00</text:p>
          </table:table-cell>
          <table:table-cell table:formula="of:=[.E31]-[.D31]" office:value-type="time" office:time-value="PT03H00M00S" calcext:value-type="time">
            <text:p>03:00:00</text:p>
          </table:table-cell>
          <table:table-cell table:number-columns-repeated="3"/>
        </table:table-row>
        <table:table-row table:style-name="ro5">
          <table:table-cell office:value-type="date" office:date-value="2017-03-30" calcext:value-type="date">
            <text:p>30/03/17</text:p>
          </table:table-cell>
          <table:table-cell/>
          <table:table-cell table:style-name="Default" office:value-type="string" calcext:value-type="string">
            <text:p>Guardar Registro de Generacion para Notificaciones de los Juici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4H30M00S" calcext:value-type="time">
            <text:p>14:30:00</text:p>
          </table:table-cell>
          <table:table-cell table:formula="of:=[.E32]-[.D32]" office:value-type="time" office:time-value="PT05H30M00S" calcext:value-type="time">
            <text:p>05:30:00</text:p>
          </table:table-cell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 table:number-columns-repeated="3"/>
          <table:table-cell table:formula="of:=[.E33]-[.D33]" office:value-type="time" office:time-value="PT00H00M00S" calcext:value-type="time">
            <text:p>00:00:00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table:style-name="ce6" office:value-type="string" calcext:value-type="string">
            <text:p>Habíamos hablado de 3 o 4 horas por día. El proyecto tiene una duración total de 40 días corridos como máximo.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</table:table-row>
        <table:table-row table:style-name="ro1">
          <table:table-cell table:style-name="ce6" office:value-type="string" calcext:value-type="string">
            <text:p>Te ofrecemos $ 160 la hora. Tenemos un presupuesto acotado, con lo cual no podremos excedernos de 160 horas. El cobro sería contra la presentación de la factura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icio del Proyecto 20/02 Fin Proyecto <text:s/>31/03 Como Máx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 number:truncate-on-overflow="false">
      <number:hours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4:59:36.053579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40:32.311606837</meta:creation-date>
    <dc:date>2017-03-30T15:04:27.610256286</dc:date>
    <meta:editing-duration>PT19H55M51S</meta:editing-duration>
    <meta:editing-cycles>42</meta:editing-cycles>
    <meta:generator>LibreOffice/5.1.6.2$Linux_x86 LibreOffice_project/10m0$Build-2</meta:generator>
    <meta:document-statistic meta:table-count="2" meta:cell-count="168" meta:object-count="0"/>
  </office:meta>
</office:document-meta>
</file>